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wnames</text:p>
          </table:table-cell>
          <table:table-cell office:value-type="string" calcext:value-type="string">
            <text:p>_p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31124" calcext:value-type="float">
            <text:p>0.000311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31782" calcext:value-type="float">
            <text:p>0.0003178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32521" calcext:value-type="float">
            <text:p>0.000325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33344" calcext:value-type="float">
            <text:p>0.0003334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34257" calcext:value-type="float">
            <text:p>0.0003425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35268" calcext:value-type="float">
            <text:p>0.000352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36382" calcext:value-type="float">
            <text:p>0.0003638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37607" calcext:value-type="float">
            <text:p>0.0003760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38953" calcext:value-type="float">
            <text:p>0.000389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4043" calcext:value-type="float">
            <text:p>0.00040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42047" calcext:value-type="float">
            <text:p>0.000420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43818" calcext:value-type="float">
            <text:p>0.000438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45756" calcext:value-type="float">
            <text:p>0.000457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47877" calcext:value-type="float">
            <text:p>0.0004787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50198" calcext:value-type="float">
            <text:p>0.0005019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52738" calcext:value-type="float">
            <text:p>0.0005273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55519" calcext:value-type="float">
            <text:p>0.0005551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58564" calcext:value-type="float">
            <text:p>0.0005856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61902" calcext:value-type="float">
            <text:p>0.000619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65562" calcext:value-type="float">
            <text:p>0.0006556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69578" calcext:value-type="float">
            <text:p>0.0006957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73989" calcext:value-type="float">
            <text:p>0.000739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78838" calcext:value-type="float">
            <text:p>0.0007883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84174" calcext:value-type="float">
            <text:p>0.0008417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90051" calcext:value-type="float">
            <text:p>0.0009005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96532" calcext:value-type="float">
            <text:p>0.0009653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103685" calcext:value-type="float">
            <text:p>0.0010368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111591" calcext:value-type="float">
            <text:p>0.0011159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12034" calcext:value-type="float">
            <text:p>0.00120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130032" calcext:value-type="float">
            <text:p>0.0013003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140783" calcext:value-type="float">
            <text:p>0.0014078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152725" calcext:value-type="float">
            <text:p>0.001527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166008" calcext:value-type="float">
            <text:p>0.0016600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1808" calcext:value-type="float">
            <text:p>0.00180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197297" calcext:value-type="float">
            <text:p>0.0019729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215721" calcext:value-type="float">
            <text:p>0.0021572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236325" calcext:value-type="float">
            <text:p>0.002363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259401" calcext:value-type="float">
            <text:p>0.0025940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285282" calcext:value-type="float">
            <text:p>0.0028528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31435" calcext:value-type="float">
            <text:p>0.003143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347045" calcext:value-type="float">
            <text:p>0.0034704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383874" calcext:value-type="float">
            <text:p>0.0038387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42542" calcext:value-type="float">
            <text:p>0.00425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472354" calcext:value-type="float">
            <text:p>0.0047235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525455" calcext:value-type="float">
            <text:p>0.0052545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585618" calcext:value-type="float">
            <text:p>0.0058561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653882" calcext:value-type="float">
            <text:p>0.0065388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73145" calcext:value-type="float">
            <text:p>0.007314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819715" calcext:value-type="float">
            <text:p>0.008197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920294" calcext:value-type="float">
            <text:p>0.0092029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1035062" calcext:value-type="float">
            <text:p>0.0103506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1166201" calcext:value-type="float">
            <text:p>0.0116620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1316241" calcext:value-type="float">
            <text:p>0.0131624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1488128" calcext:value-type="float">
            <text:p>0.0148812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1685281" calcext:value-type="float">
            <text:p>0.0168528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1911677" calcext:value-type="float">
            <text:p>0.0191167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2171935" calcext:value-type="float">
            <text:p>0.0217193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2471414" calcext:value-type="float">
            <text:p>0.0247141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2816327" calcext:value-type="float">
            <text:p>0.0281632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213862" calcext:value-type="float">
            <text:p>0.0321386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3672315" calcext:value-type="float">
            <text:p>0.0367231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4201233" calcext:value-type="float">
            <text:p>0.042012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4811555" calcext:value-type="float">
            <text:p>0.0481155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5515752" calcext:value-type="float">
            <text:p>0.0551575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6327945" calcext:value-type="float">
            <text:p>0.0632794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7263995" calcext:value-type="float">
            <text:p>0.0726399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8341528" calcext:value-type="float">
            <text:p>0.0834152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9579872" calcext:value-type="float">
            <text:p>0.0957987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0999859" calcext:value-type="float">
            <text:p>0.1099985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2623455" calcext:value-type="float">
            <text:p>0.1262345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4473142" calcext:value-type="float">
            <text:p>0.1447314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6571021" calcext:value-type="float">
            <text:p>0.1657102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18937571" calcext:value-type="float">
            <text:p>0.1893757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21590051" calcext:value-type="float">
            <text:p>0.2159005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4540571" calcext:value-type="float">
            <text:p>0.2454057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27793917" calcext:value-type="float">
            <text:p>0.2779391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1345303" calcext:value-type="float">
            <text:p>0.3134530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5178337" calcext:value-type="float">
            <text:p>0.3517833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9263534" calcext:value-type="float">
            <text:p>0.392635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3557769" calcext:value-type="float">
            <text:p>0.4355776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8004993" calcext:value-type="float">
            <text:p>0.4800499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52538401" calcext:value-type="float">
            <text:p>0.5253840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7083997" calcext:value-type="float">
            <text:p>0.5708399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61565211" calcext:value-type="float">
            <text:p>0.6156521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5908003" calcext:value-type="float">
            <text:p>0.6590800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70045748" calcext:value-type="float">
            <text:p>0.7004574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73923224" calcext:value-type="float">
            <text:p>0.7392322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77499223" calcext:value-type="float">
            <text:p>0.7749922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80747588" calcext:value-type="float">
            <text:p>0.8074758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83656765" calcext:value-type="float">
            <text:p>0.8365676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86228171" calcext:value-type="float">
            <text:p>0.8622817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13:53:01.005000000</meta:creation-date>
    <dc:date>2024-10-15T17:51:26.394000000</dc:date>
    <meta:editing-duration>PT3M52S</meta:editing-duration>
    <meta:editing-cycles>5</meta:editing-cycles>
    <meta:generator>LibreOffice/7.4.2.3$Windows_X86_64 LibreOffice_project/382eef1f22670f7f4118c8c2dd222ec7ad009daf</meta:generator>
    <meta:document-statistic meta:table-count="1" meta:cell-count="187" meta:object-count="0"/>
  </office:meta>
</office:document-meta>
</file>